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size-complex="18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62cm" svg:height="0.762cm" svg:x="13.065cm" svg:y="3.79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0.762cm" svg:height="0.762cm" svg:x="10.525cm" svg:y="5.191cm">
          <text:p text:style-name="P1"><text:span text:style-name="T2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762cm" svg:height="0.762cm" svg:x="15.224cm" svg:y="5.57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62cm" svg:height="0.762cm" svg:x="11.668cm" svg:y="7.85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762cm" svg:height="0.762cm" svg:x="14.462cm" svg:y="7.98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762cm" svg:height="0.762cm" svg:x="18.018cm" svg:y="7.477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065cm" svg:y1="4.175cm" svg:x2="11.176cm" svg:y2="5.302cm" draw:start-shape="id1" draw:start-glue-point="6" draw:end-shape="id2" draw:end-glue-point="11" svg:d="M13065 4175l-1889 1127" svg:viewBox="0 0 1890 1128">
          <text:p text:style-name="P1">4 <text:s text:c="4"/></text:p>
        </draw:connector>
        <draw:connector draw:style-name="gr3" draw:text-style-name="P4" draw:layer="layout" draw:type="line" svg:x1="10.906cm" svg:y1="5.953cm" svg:x2="11.779cm" svg:y2="7.969cm" draw:start-shape="id2" draw:start-glue-point="8" draw:end-shape="id3" draw:end-glue-point="5" svg:d="M10906 5953l873 2016" svg:viewBox="0 0 874 2017">
          <text:p text:style-name="P1">2 <text:s text:c="2"/></text:p>
        </draw:connector>
        <draw:connector draw:style-name="gr3" draw:text-style-name="P4" draw:layer="layout" draw:type="line" svg:x1="12.43cm" svg:y1="8.239cm" svg:x2="14.462cm" svg:y2="8.366cm" draw:start-shape="id3" draw:start-glue-point="10" draw:end-shape="id4" draw:end-glue-point="6" svg:d="M12430 8239l2032 127" svg:viewBox="0 0 2033 128">
          <text:p text:style-name="P1">1</text:p>
          <text:p text:style-name="P1"/>
        </draw:connector>
        <draw:connector draw:style-name="gr3" draw:text-style-name="P4" draw:layer="layout" draw:type="line" svg:x1="14.843cm" svg:y1="7.985cm" svg:x2="15.605cm" svg:y2="6.334cm" draw:start-shape="id4" draw:start-glue-point="4" draw:end-shape="id5" draw:end-glue-point="8" svg:d="M14843 7985l762-1651" svg:viewBox="0 0 763 1652">
          <text:p text:style-name="P1"><text:s text:c="3"/>5</text:p>
        </draw:connector>
        <draw:connector draw:style-name="gr4" draw:text-style-name="P4" draw:layer="layout" draw:type="line" svg:x1="13.827cm" svg:y1="4.175cm" svg:x2="15.335cm" svg:y2="5.683cm" draw:start-shape="id1" draw:start-glue-point="10" draw:end-shape="id5" draw:end-glue-point="5" svg:d="M13827 4175l1508 1508" svg:viewBox="0 0 1509 1509">
          <text:p text:style-name="P1"><text:s text:c="3"/>6</text:p>
        </draw:connector>
        <draw:connector draw:style-name="gr3" draw:text-style-name="P4" draw:layer="layout" draw:type="line" svg:x1="13.176cm" svg:y1="4.445cm" svg:x2="12.049cm" svg:y2="7.858cm" draw:start-shape="id1" draw:start-glue-point="7" draw:end-shape="id3" draw:end-glue-point="4" svg:d="M13176 4445l-1127 3413" svg:viewBox="0 0 1128 3414">
          <text:p text:style-name="P1"><text:s text:c="3"/></text:p>
          <text:p text:style-name="P1"><text:s text:c="2"/>3</text:p>
        </draw:connector>
        <draw:connector draw:style-name="gr4" draw:text-style-name="P4" draw:layer="layout" draw:type="line" svg:x1="13.716cm" svg:y1="4.445cm" svg:x2="14.573cm" svg:y2="8.096cm" draw:start-shape="id1" draw:start-glue-point="9" draw:end-shape="id4" draw:end-glue-point="5" svg:d="M13716 4445l857 3651" svg:viewBox="0 0 858 3652">
          <text:p text:style-name="P1">9</text:p>
          <text:p text:style-name="P1"/>
          <text:p text:style-name="P1"/>
          <text:p text:style-name="P1"/>
        </draw:connector>
        <draw:connector draw:style-name="gr4" draw:text-style-name="P4" draw:layer="layout" draw:type="line" svg:x1="11.287cm" svg:y1="5.572cm" svg:x2="15.224cm" svg:y2="5.953cm" draw:start-shape="id2" draw:start-glue-point="10" draw:end-shape="id5" draw:end-glue-point="6" svg:d="M11287 5572l3937 381" svg:viewBox="0 0 3938 382">
          <text:p text:style-name="P1"><text:s/>6</text:p>
          <text:p text:style-name="P1"/>
        </draw:connector>
        <draw:connector draw:style-name="gr4" draw:text-style-name="P4" draw:layer="layout" draw:type="line" svg:x1="15.335cm" svg:y1="6.223cm" svg:x2="12.319cm" svg:y2="7.969cm" draw:start-shape="id5" draw:start-glue-point="7" draw:end-shape="id3" draw:end-glue-point="11" svg:d="M15335 6223l-3016 1746" svg:viewBox="0 0 3017 1747">
          <text:p text:style-name="P1">8 <text:s text:c="5"/></text:p>
        </draw:connector>
        <draw:connector draw:style-name="gr4" draw:text-style-name="P4" draw:layer="layout" draw:type="line" svg:x1="15.986cm" svg:y1="5.953cm" svg:x2="18.129cm" svg:y2="7.588cm" draw:start-shape="id5" draw:start-glue-point="10" draw:end-shape="id6" draw:end-glue-point="5" svg:d="M15986 5953l2143 1635" svg:viewBox="0 0 2144 1636">
          <text:p text:style-name="P1"><text:s text:c="6"/>11</text:p>
        </draw:connector>
        <draw:connector draw:style-name="gr3" draw:text-style-name="P4" draw:layer="layout" draw:type="line" svg:x1="15.224cm" svg:y1="8.366cm" svg:x2="18.129cm" svg:y2="8.128cm" draw:start-shape="id4" draw:start-glue-point="10" draw:end-shape="id6" draw:end-glue-point="7" svg:d="M15224 8366l2905-238" svg:viewBox="0 0 2906 239">
          <text:p text:style-name="P1"/>
          <text:p text:style-name="P1">7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4:48:13.775941034</meta:creation-date>
    <dc:date>2019-03-06T21:18:34.976864048</dc:date>
    <meta:editing-duration>PT2H1M58S</meta:editing-duration>
    <meta:editing-cycles>4</meta:editing-cycles>
    <meta:generator>LibreOffice/6.0.7.3$Linux_X86_64 LibreOffice_project/00m0$Build-3</meta:generator>
    <meta:document-statistic meta:object-count="17"/>
  </office:meta>
</office:document-meta>
</file>